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DejaVu Sans1" svg:font-family="'DejaVu Sans'" style:font-pitch="variable"/>
    <style:font-face style:name="Electron" svg:font-family="Electron" style:font-pitch="variable"/>
    <style:font-face style:name="Electron1" svg:font-family="Electron" style:font-adornments="Bold" style:font-pitch="variable"/>
    <style:font-face style:name="Electron2" svg:font-family="Electron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writing-mode="lr-tb"/>
    </style:style>
    <style:style style:name="Table1.A" style:family="table-column">
      <style:table-column-properties style:column-width="2.0521in" style:rel-column-width="19414*"/>
    </style:style>
    <style:style style:name="Table1.B" style:family="table-column">
      <style:table-column-properties style:column-width="4.875in" style:rel-column-width="4612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2" style:family="table">
      <style:table-properties style:width="6.9271in" fo:margin-left="0in" fo:margin-right="-0.0021in" table:align="margins" style:writing-mode="lr-tb"/>
    </style:style>
    <style:style style:name="Table2.A" style:family="table-column">
      <style:table-column-properties style:column-width="2.4479in" style:rel-column-width="23158*"/>
    </style:style>
    <style:style style:name="Table2.B" style:family="table-column">
      <style:table-column-properties style:column-width="4.4792in" style:rel-column-width="4237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Table3" style:family="table">
      <style:table-properties style:width="6.9271in" fo:margin-left="0in" fo:margin-right="-0.0021in" table:align="margins" style:writing-mode="lr-tb"/>
    </style:style>
    <style:style style:name="Table3.A" style:family="table-column">
      <style:table-column-properties style:column-width="2.4479in" style:rel-column-width="23158*"/>
    </style:style>
    <style:style style:name="Table3.B" style:family="table-column">
      <style:table-column-properties style:column-width="4.4792in" style:rel-column-width="4237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4" style:family="table">
      <style:table-properties style:width="6.9271in" fo:margin-left="0in" fo:margin-right="-0.0021in" table:align="margins" style:writing-mode="lr-tb"/>
    </style:style>
    <style:style style:name="Table4.A" style:family="table-column">
      <style:table-column-properties style:column-width="2.4479in" style:rel-column-width="23158*"/>
    </style:style>
    <style:style style:name="Table4.B" style:family="table-column">
      <style:table-column-properties style:column-width="4.4792in" style:rel-column-width="42377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none"/>
    </style:style>
    <style:style style:name="Table5" style:family="table">
      <style:table-properties style:width="6.9271in" fo:margin-left="0in" fo:margin-right="-0.0021in" table:align="margins" style:writing-mode="lr-tb"/>
    </style:style>
    <style:style style:name="Table5.A" style:family="table-column">
      <style:table-column-properties style:column-width="2.4479in" style:rel-column-width="23158*"/>
    </style:style>
    <style:style style:name="Table5.B" style:family="table-column">
      <style:table-column-properties style:column-width="4.4792in" style:rel-column-width="42377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Impact" fo:font-size="96pt" fo:font-weight="normal" style:font-size-asian="96pt" style:font-weight-asian="normal" style:font-size-complex="9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Electron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Electro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Electro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Contents_20_1">
      <style:text-properties fo:font-size="12pt" style:font-size-asian="12pt" style:font-size-complex="12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7" style:family="paragraph" style:parent-style-name="Standard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JAROS </text:p>
      <text:p text:style-name="P2">User Manu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roup 3</text:p>
      <text:p text:style-name="P4">Jonroy Canady | Adam Trainer | Robert Waylan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5">Overview of COMHAN / MPX<text:tab/>4</text:p>
          <text:p text:style-name="P15">Summary of Commands<text:tab/>5</text:p>
          <text:p text:style-name="P19">date<text:tab/>5</text:p>
          <text:p text:style-name="P19">dir<text:tab/>5</text:p>
          <text:p text:style-name="P19">help<text:tab/>5</text:p>
          <text:p text:style-name="P19">quit<text:tab/>5</text:p>
          <text:p text:style-name="P19">ver<text:tab/>5</text:p>
          <text:p text:style-name="P15">Detailed Description of Commands<text:tab/>6</text:p>
          <text:p text:style-name="P19">date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6</text:p>
          <text:p text:style-name="P19">dir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6</text:p>
          <text:p text:style-name="P19">help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7</text:p>
          <text:p text:style-name="P19">quit<text:tab/>7</text:p>
          <text:p text:style-name="P20">Syntax<text:tab/>7</text:p>
          <text:p text:style-name="P20">Usage<text:tab/>7</text:p>
          <text:p text:style-name="P20">Example Usage<text:tab/>7</text:p>
          <text:p text:style-name="P20">Possible Error Message(s)<text:tab/>7</text:p>
          <text:p text:style-name="P19">ver<text:tab/>7</text:p>
          <text:p text:style-name="P20">Syntax<text:tab/>7</text:p>
          <text:p text:style-name="P20">Usage<text:tab/>7</text:p>
          <text:p text:style-name="P20">Example Usage<text:tab/>7</text:p>
          <text:p text:style-name="P20">Possible Error Message(s)<text:tab/>7</text:p>
        </text:index-body>
      </text:table-of-content>
      <text:p text:style-name="P22">Index<text:tab/>8</text:p>
      <text:p text:style-name="P12"><text:soft-page-break/><text:toc-mark-start text:id="IMark147344284" text:outline-level="1"/>Overview of COMHAN / MPX<text:toc-mark-end text:id="IMark147344284"/></text:p>
      <text:p text:style-name="P10"><text:tab/>The <text:alphabetical-index-mark-start text:id="IMark147344284"/>MultiProgramming eXecutive<text:alphabetical-index-mark-end text:id="IMark147344284"/>, or <text:alphabetical-index-mark-start text:id="IMark147344124"/>MPX<text:alphabetical-index-mark-end text:id="IMark147344124"/>, is an experimental platform developed to realistically model various aspects of operating system design. <text:s/>Unlike <text:alphabetical-index-mark-start text:id="IMark147344444"/>UNIX<text:alphabetical-index-mark-end text:id="IMark147344444"/> or <text:alphabetical-index-mark-start text:id="IMark147344604"/>Windows<text:alphabetical-index-mark-end text:id="IMark147344604"/>, <text:alphabetical-index-mark-start text:id="IMark147344924"/>MPX<text:alphabetical-index-mark-end text:id="IMark147344924"/> is not intended to be a fully functional <text:alphabetical-index-mark-start text:id="IMark147345084"/>operating system<text:alphabetical-index-mark-end text:id="IMark147345084"/>. <text:s/>Instead, each <text:alphabetical-index-mark-start text:id="IMark147345244"/>module<text:alphabetical-index-mark-end text:id="IMark147345244"/> <text:s/>represents an integral part of an <text:alphabetical-index-mark-start text:id="IMark147365984"/>operating system<text:alphabetical-index-mark-end text:id="IMark147365984"/> such as the <text:alphabetical-index-mark-start text:id="IMark147344764"/>user interface<text:alphabetical-index-mark-end text:id="IMark147344764"/>, <text:alphabetical-index-mark-start text:id="IMark147366144"/>process management<text:alphabetical-index-mark-end text:id="IMark147366144"/>, <text:alphabetical-index-mark-start text:id="IMark147366304"/>program management<text:alphabetical-index-mark-end text:id="IMark147366304"/>, <text:alphabetical-index-mark-start text:id="IMark147366464"/>memory management<text:alphabetical-index-mark-end text:id="IMark147366464"/>, etc. <text:s/>An <text:alphabetical-index-mark-start text:id="IMark147366624"/>interactive command handler<text:alphabetical-index-mark-end text:id="IMark147366624"/>, known as <text:alphabetical-index-mark-start text:id="IMark147366784"/>COMHAN<text:alphabetical-index-mark-end text:id="IMark147366784"/>, interacts with the keyboard and display to facilitate user input and computer-generated output respectively. <text:s/>The necessary components for <text:alphabetical-index-mark-start text:id="IMark147366944"/>MPX<text:alphabetical-index-mark-end text:id="IMark147366944"/> are as follows:</text:p>
      <text:list xml:id="list32170994" text:style-name="L1">
        <text:list-item>
          <text:p text:style-name="P24">a <text:alphabetical-index-mark-start text:id="IMark147366944"/>PC<text:alphabetical-index-mark-end text:id="IMark147366944"/> using a <text:alphabetical-index-mark-start text:id="IMark147366784"/>processor<text:alphabetical-index-mark-end text:id="IMark147366784"/> with the <text:alphabetical-index-mark-start text:id="IMark147366624"/>Intel 80x86 architecture<text:alphabetical-index-mark-end text:id="IMark147366624"/> and the <text:alphabetical-index-mark-start text:id="IMark147345244"/>IBM-PC memory and interrupt structure<text:alphabetical-index-mark-end text:id="IMark147345244"/>, a <text:alphabetical-index-mark-start text:id="IMark147366144"/>VGA<text:alphabetical-index-mark-end text:id="IMark147366144"/> or better display, and at least one <text:alphabetical-index-mark-start text:id="IMark147344764"/>USB<text:alphabetical-index-mark-end text:id="IMark147344764"/> port</text:p>
        </text:list-item>
        <text:list-item>
          <text:p text:style-name="P24">a <text:alphabetical-index-mark-start text:id="IMark147344764"/>Microsoft<text:alphabetical-index-mark-end text:id="IMark147344764"/> <text:alphabetical-index-mark-start text:id="IMark147366144"/>MS-DOS<text:alphabetical-index-mark-end text:id="IMark147366144"/> or <text:alphabetical-index-mark-start text:id="IMark147345244"/>Windows<text:alphabetical-index-mark-end text:id="IMark147345244"/> family <text:alphabetical-index-mark-start text:id="IMark147366464"/>operating system<text:alphabetical-index-mark-end text:id="IMark147366464"/></text:p>
        </text:list-item>
        <text:list-item>
          <text:p text:style-name="P24">an <text:alphabetical-index-mark-start text:id="IMark147366464"/>ANSI<text:alphabetical-index-mark-end text:id="IMark147366464"/> <text:alphabetical-index-mark-start text:id="IMark147345244"/>C<text:alphabetical-index-mark-end text:id="IMark147345244"/> <text:alphabetical-index-mark-start text:id="IMark147366144"/>compiler<text:alphabetical-index-mark-end text:id="IMark147366144"/> (<text:alphabetical-index-mark-start text:id="IMark147344764"/>Borland<text:alphabetical-index-mark-end text:id="IMark147344764"/> <text:alphabetical-index-mark-start text:id="IMark147366304"/>Turbo C/C++<text:alphabetical-index-mark-end text:id="IMark147366304"/> is recommended)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oc-mark-start text:id="IMark147366304" text:outline-level="1"/>Summary of Commands<text:toc-mark-end text:id="IMark147366304"/></text:p>
      <text:p text:style-name="P7"><text:toc-mark-start text:id="IMark147366304" text:outline-level="2"/>date<text:toc-mark-end text:id="IMark147366304"/></text:p>
      <text:p text:style-name="Standard"><text:span text:style-name="T1"><text:tab/></text:span><text:span text:style-name="T2">The </text:span><text:alphabetical-index-mark-start text:id="IMark147366304"/><text:span text:style-name="T3">date</text:span><text:span text:style-name="T2"> </text:span><text:alphabetical-index-mark-end text:id="IMark147366304"/><text:span text:style-name="T2">command displays the </text:span><text:alphabetical-index-mark-start text:id="IMark147344764"/><text:span text:style-name="T2">current system date</text:span><text:alphabetical-index-mark-end text:id="IMark147344764"/><text:span text:style-name="T2"> and prompts the user to set the date. <text:s/>The </text:span><text:alphabetical-index-mark-start text:id="IMark147366144"/><text:span text:style-name="T2">current <text:tab/>system date</text:span><text:alphabetical-index-mark-end text:id="IMark147366144"/><text:span text:style-name="T2"> is displayed and set using the “MM-DD-YYYY” format.</text:span></text:p>
      <text:p text:style-name="P8"><text:toc-mark-start text:id="IMark147366144" text:outline-level="2"/>dir<text:toc-mark-end text:id="IMark147366144"/></text:p>
      <text:p text:style-name="Standard"><text:span text:style-name="T1"><text:tab/></text:span><text:span text:style-name="T4">The </text:span><text:alphabetical-index-mark-start text:id="IMark147366144"/><text:span text:style-name="T3">dir</text:span><text:span text:style-name="T2"> </text:span><text:alphabetical-index-mark-end text:id="IMark147366144"/><text:span text:style-name="T2">command displays the contents of the </text:span><text:alphabetical-index-mark-start text:id="IMark147344764"/><text:span text:style-name="T2">current working directory</text:span><text:alphabetical-index-mark-end text:id="IMark147344764"/><text:span text:style-name="T2">. <text:s/>The contents are displayed in <text:tab/>alphabetical order along with their respective </text:span><text:alphabetical-index-mark-start text:id="IMark147366304"/><text:span text:style-name="T2">file sizes</text:span><text:alphabetical-index-mark-end text:id="IMark147366304"/><text:span text:style-name="T2">.</text:span></text:p>
      <text:p text:style-name="P6"><text:toc-mark-start text:id="IMark147366304" text:outline-level="2"/>help<text:toc-mark-end text:id="IMark147366304"/></text:p>
      <text:p text:style-name="Standard"><text:tab/><text:span text:style-name="T4">The </text:span><text:alphabetical-index-mark-start text:id="IMark147366304"/><text:span text:style-name="T3">help</text:span><text:span text:style-name="T2"> </text:span><text:alphabetical-index-mark-end text:id="IMark147366304"/><text:span text:style-name="T2">command displays a list of the available help topics and prompts the user for a specific topic.</text:span></text:p>
      <text:p text:style-name="P8"><text:toc-mark-start text:id="IMark147366304" text:outline-level="2"/>quit<text:toc-mark-end text:id="IMark147366304"/></text:p>
      <text:p text:style-name="Standard"><text:tab/><text:span text:style-name="T4">The </text:span><text:alphabetical-index-mark-start text:id="IMark147366304"/><text:span text:style-name="T3">quit</text:span><text:span text:style-name="T2"> </text:span><text:alphabetical-index-mark-end text:id="IMark147366304"/><text:span text:style-name="T2">command terminates the current </text:span><text:alphabetical-index-mark-start text:id="IMark147344764"/><text:span text:style-name="T2">MPX</text:span><text:alphabetical-index-mark-end text:id="IMark147344764"/><text:span text:style-name="T2"> session. <text:s/></text:span></text:p>
      <text:p text:style-name="P5"><text:toc-mark-start text:id="IMark147344764" text:outline-level="2"/>ver<text:toc-mark-end text:id="IMark147344764"/></text:p>
      <text:p text:style-name="Standard"><text:span text:style-name="T1"><text:tab/></text:span><text:span text:style-name="T4">The </text:span><text:alphabetical-index-mark-start text:id="IMark147344764"/><text:span text:style-name="T3">ver</text:span><text:span text:style-name="T2"> </text:span><text:alphabetical-index-mark-end text:id="IMark147344764"/><text:span text:style-name="T2">command displays the current version of </text:span><text:alphabetical-index-mark-start text:id="IMark147366304"/><text:span text:style-name="T2">JAROS</text:span><text:alphabetical-index-mark-end text:id="IMark147366304"/><text:span text:style-name="T2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toc-mark-start text:id="IMark147366304" text:outline-level="1"/>Detailed Description of Commands<text:toc-mark-end text:id="IMark147366304"/></text:p>
      <text:p text:style-name="P8"><text:toc-mark-start text:id="IMark147344764" text:outline-level="2"/>date<text:toc-mark-end text:id="IMark147344764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toc-mark-start text:id="IMark147366144" text:outline-level="3"/>Syntax<text:toc-mark-end text:id="IMark147366144"/>:</text:p>
          </table:table-cell>
          <table:table-cell table:style-name="Table1.B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18"><text:toc-mark-start text:id="IMark147366144" text:outline-level="3"/>Usage<text:toc-mark-end text:id="IMark147366144"/>:</text:p>
          </table:table-cell>
          <table:table-cell table:style-name="Table1.B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18"><text:toc-mark-start text:id="IMark147366144" text:outline-level="3"/>Example Usage<text:toc-mark-end text:id="IMark147366144"/>:</text:p>
          </table:table-cell>
          <table:table-cell table:style-name="Table1.B1" office:value-type="string">
            <text:p text:style-name="P16">&gt;&gt; date</text:p>
            <text:p text:style-name="P16">The current date is (MM/DD/YYYY): 2/4/2010</text:p>
            <text:p text:style-name="P16">Would you like to change the date (Y/N)? Y</text:p>
            <text:p text:style-name="P16">Please enter the new year (YYYY): 2011</text:p>
            <text:p text:style-name="P16">Please enter the new month (MM): 2</text:p>
            <text:p text:style-name="P16">Please enter the new day (DD): 4</text:p>
            <text:p text:style-name="P16">The new date is (MM/DD/YYYY): 2/4/2011</text:p>
          </table:table-cell>
        </table:table-row>
        <table:table-row>
          <table:table-cell table:style-name="Table1.A1" office:value-type="string">
            <text:p text:style-name="P18"><text:toc-mark-start text:id="IMark147366144" text:outline-level="3"/>Possible Error Message(s)<text:toc-mark-end text:id="IMark147366144"/>:</text:p>
          </table:table-cell>
          <table:table-cell table:style-name="Table1.B1" office:value-type="string">
            <text:p text:style-name="P16">ERR_INVYR <text:s/>- Invalid year parameter</text:p>
            <text:p text:style-name="P16">ERR_INVMON – Invalid month parameter </text:p>
            <text:p text:style-name="P16">ERR_INVDAY – Invalid day parameter </text:p>
          </table:table-cell>
        </table:table-row>
      </table:table>
      <text:p text:style-name="P8"/>
      <text:p text:style-name="P8"><text:toc-mark-start text:id="IMark147344764" text:outline-level="2"/>dir<text:toc-mark-end text:id="IMark147344764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toc-mark-start text:id="IMark147366144" text:outline-level="3"/>Syntax<text:toc-mark-end text:id="IMark147366144"/>:</text:p>
          </table:table-cell>
          <table:table-cell table:style-name="Table2.B1" office:value-type="string">
            <text:p text:style-name="P16">dir</text:p>
          </table:table-cell>
        </table:table-row>
        <table:table-row>
          <table:table-cell table:style-name="Table2.A1" office:value-type="string">
            <text:p text:style-name="P18"><text:toc-mark-start text:id="IMark147366144" text:outline-level="3"/>Usage<text:toc-mark-end text:id="IMark147366144"/>:</text:p>
          </table:table-cell>
          <table:table-cell table:style-name="Table2.B1" office:value-type="string">
            <text:p text:style-name="P16">dir</text:p>
          </table:table-cell>
        </table:table-row>
        <table:table-row>
          <table:table-cell table:style-name="Table2.A1" office:value-type="string">
            <text:p text:style-name="P18"><text:toc-mark-start text:id="IMark147366144" text:outline-level="3"/>Example Usage<text:toc-mark-end text:id="IMark147366144"/>:</text:p>
          </table:table-cell>
          <table:table-cell table:style-name="Table2.B1" office:value-type="string">
            <text:p text:style-name="P16">&gt;&gt; dir</text:p>
            <text:p text:style-name="P16">File Name <text:s text:c="4"/>Size (bytes)</text:p>
            <text:p text:style-name="P16">R1 <text:s text:c="11"/>3498</text:p>
            <text:p text:style-name="P16">R2 <text:s text:c="11"/>109329</text:p>
            <text:p text:style-name="P16">R@ <text:s text:c="11"/>5000</text:p>
          </table:table-cell>
        </table:table-row>
        <table:table-row>
          <table:table-cell table:style-name="Table2.A1" office:value-type="string">
            <text:p text:style-name="P18"><text:toc-mark-start text:id="IMark147366144" text:outline-level="3"/>Possible Error Message(s)<text:toc-mark-end text:id="IMark147366144"/>:</text:p>
          </table:table-cell>
          <table:table-cell table:style-name="Table2.B1" office:value-type="string">
            <text:p text:style-name="P16">ERR_SUP_NOENTR - No more directory entries</text:p>
          </table:table-cell>
        </table:table-row>
      </table:table>
      <text:p text:style-name="P8"/>
      <text:p text:style-name="P8"><text:toc-mark-start text:id="IMark147344764" text:outline-level="2"/>help<text:toc-mark-end text:id="IMark14734476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toc-mark-start text:id="IMark147366144" text:outline-level="3"/>Syntax<text:toc-mark-end text:id="IMark147366144"/>:</text:p>
          </table:table-cell>
          <table:table-cell table:style-name="Table3.B1" office:value-type="string">
            <text:p text:style-name="P16">help</text:p>
          </table:table-cell>
        </table:table-row>
        <table:table-row>
          <table:table-cell table:style-name="Table3.A1" office:value-type="string">
            <text:p text:style-name="P18"><text:toc-mark-start text:id="IMark147366144" text:outline-level="3"/>Usage<text:toc-mark-end text:id="IMark147366144"/>:</text:p>
          </table:table-cell>
          <table:table-cell table:style-name="Table3.B1" office:value-type="string">
            <text:p text:style-name="P16">help</text:p>
          </table:table-cell>
        </table:table-row>
        <table:table-row>
          <table:table-cell table:style-name="Table3.A1" office:value-type="string">
            <text:p text:style-name="P18"><text:toc-mark-start text:id="IMark147366144" text:outline-level="3"/>Example Usage<text:toc-mark-end text:id="IMark147366144"/>:</text:p>
          </table:table-cell>
          <table:table-cell table:style-name="Table3.B1" office:value-type="string">
            <text:p text:style-name="P16">&gt;&gt; help</text:p>
            <text:p text:style-name="P16">Help: enter command (or list for command list): quit</text:p>
            <text:p text:style-name="P16">Function Help </text:p>
            <text:p text:style-name="P16">Name: quit </text:p>
            <text:p text:style-name="P16">Usage: quit </text:p>
            <text:p text:style-name="P16">Inputs: none </text:p>
            <text:p text:style-name="P16">Description: <text:s/>Quits JAROS after confirmation.</text:p>
          </table:table-cell>
        </table:table-row>
        <table:table-row>
          <table:table-cell table:style-name="Table3.A1" office:value-type="string">
            <text:p text:style-name="P18"><text:toc-mark-start text:id="IMark147366144" text:outline-level="3"/>Possible Error Message(s)<text:toc-mark-end text:id="IMark147366144"/>:</text:p>
          </table:table-cell>
          <table:table-cell table:style-name="Table3.B1" office:value-type="string">
            <text:p text:style-name="P16">ERR_SUP_FILNFD - File not found</text:p>
            <text:p text:style-name="P16"><text:s text:c="4"/>ERR_INVCOM - Invalid command</text:p>
          </table:table-cell>
        </table:table-row>
      </table:table>
      <text:p text:style-name="P8"/>
      <text:p text:style-name="P8"/>
      <text:p text:style-name="P8"/>
      <text:p text:style-name="P8"><text:toc-mark-start text:id="IMark147344764" text:outline-level="2"/>quit<text:toc-mark-end text:id="IMark147344764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toc-mark-start text:id="IMark147366144" text:outline-level="3"/>Syntax<text:toc-mark-end text:id="IMark147366144"/>:</text:p>
          </table:table-cell>
          <table:table-cell table:style-name="Table4.B1" office:value-type="string">
            <text:p text:style-name="P16">quit</text:p>
          </table:table-cell>
        </table:table-row>
        <table:table-row>
          <table:table-cell table:style-name="Table4.A1" office:value-type="string">
            <text:p text:style-name="P18"><text:toc-mark-start text:id="IMark147366144" text:outline-level="3"/>Usage<text:toc-mark-end text:id="IMark147366144"/>:</text:p>
          </table:table-cell>
          <table:table-cell table:style-name="Table4.B1" office:value-type="string">
            <text:p text:style-name="P16">quit</text:p>
          </table:table-cell>
        </table:table-row>
        <table:table-row>
          <table:table-cell table:style-name="Table4.A1" office:value-type="string">
            <text:p text:style-name="P18"><text:toc-mark-start text:id="IMark147366144" text:outline-level="3"/>Example Usage<text:toc-mark-end text:id="IMark147366144"/>:</text:p>
          </table:table-cell>
          <table:table-cell table:style-name="Table4.B1" office:value-type="string">
            <text:p text:style-name="P16">&gt;&gt; quit</text:p>
            <text:p text:style-name="P16">Are you sure you want to terminate MPX? (Y/N): Y</text:p>
          </table:table-cell>
        </table:table-row>
        <table:table-row>
          <table:table-cell table:style-name="Table4.A1" office:value-type="string">
            <text:p text:style-name="P18"><text:toc-mark-start text:id="IMark147366144" text:outline-level="3"/>Possible Error Message(s)<text:toc-mark-end text:id="IMark147366144"/>:</text:p>
          </table:table-cell>
          <table:table-cell table:style-name="Table4.B1" office:value-type="string">
            <text:p text:style-name="P17">N/A</text:p>
          </table:table-cell>
        </table:table-row>
      </table:table>
      <text:p text:style-name="P8"><text:soft-page-break/></text:p>
      <text:p text:style-name="P8"><text:toc-mark-start text:id="IMark147344764" text:outline-level="2"/>ver<text:toc-mark-end text:id="IMark147344764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<text:toc-mark-start text:id="IMark147366144" text:outline-level="3"/>Syntax<text:toc-mark-end text:id="IMark147366144"/>:</text:p>
          </table:table-cell>
          <table:table-cell table:style-name="Table5.B1" office:value-type="string">
            <text:p text:style-name="P16">ver</text:p>
          </table:table-cell>
        </table:table-row>
        <table:table-row>
          <table:table-cell table:style-name="Table5.A1" office:value-type="string">
            <text:p text:style-name="P18"><text:toc-mark-start text:id="IMark147366144" text:outline-level="3"/>Usage<text:toc-mark-end text:id="IMark147366144"/>:</text:p>
          </table:table-cell>
          <table:table-cell table:style-name="Table5.B1" office:value-type="string">
            <text:p text:style-name="P16">ver</text:p>
          </table:table-cell>
        </table:table-row>
        <table:table-row>
          <table:table-cell table:style-name="Table5.A1" office:value-type="string">
            <text:p text:style-name="P18"><text:toc-mark-start text:id="IMark147366144" text:outline-level="3"/>Example Usage<text:toc-mark-end text:id="IMark147366144"/>:</text:p>
          </table:table-cell>
          <table:table-cell table:style-name="Table5.B1" office:value-type="string">
            <text:p text:style-name="P16">&gt;&gt; ver</text:p>
            <text:p text:style-name="P16">Are you sure you want to terminate MPX? (Y/N): Y</text:p>
          </table:table-cell>
        </table:table-row>
        <table:table-row>
          <table:table-cell table:style-name="Table5.A1" office:value-type="string">
            <text:p text:style-name="P18"><text:toc-mark-start text:id="IMark147366144" text:outline-level="3"/>Possible Error Message(s)<text:toc-mark-end text:id="IMark147366144"/>:</text:p>
          </table:table-cell>
          <table:table-cell table:style-name="Table5.B1" office:value-type="string">
            <text:p text:style-name="P17">N/A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alphabetical-index text:style-name="Sect1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<text:soft-page-break/>Index</text:p>
          </text:index-title>
          <text:p text:style-name="P21">ANSI<text:tab/>4</text:p>
          <text:p text:style-name="P21">Borland<text:tab/>4</text:p>
          <text:p text:style-name="P21">C<text:tab/>4</text:p>
          <text:p text:style-name="P21">COMHAN<text:tab/>4</text:p>
          <text:p text:style-name="P21">compiler<text:tab/>4</text:p>
          <text:p text:style-name="P21">current system date<text:tab/>5</text:p>
          <text:p text:style-name="P21">current working directory<text:tab/>5</text:p>
          <text:p text:style-name="P21">date <text:tab/>5</text:p>
          <text:p text:style-name="P21">dir <text:tab/>5</text:p>
          <text:p text:style-name="P21">file sizes<text:tab/>5</text:p>
          <text:p text:style-name="P21">help <text:tab/>5</text:p>
          <text:p text:style-name="P21">IBM-PC memory and interrupt structure<text:tab/>4</text:p>
          <text:p text:style-name="P21">Intel 80x86 architecture<text:tab/>4</text:p>
          <text:p text:style-name="P21">interactive command handler<text:tab/>4</text:p>
          <text:p text:style-name="P21">JAROS<text:tab/>5</text:p>
          <text:p text:style-name="P21">memory management<text:tab/>4</text:p>
          <text:p text:style-name="P21">Microsoft<text:tab/>4</text:p>
          <text:p text:style-name="P21">module<text:tab/>4</text:p>
          <text:p text:style-name="P21">MPX<text:tab/>4</text:p>
          <text:p text:style-name="P21">MS-DOS<text:tab/>4</text:p>
          <text:p text:style-name="P21">MultiProgramming eXecutive<text:tab/>4</text:p>
          <text:p text:style-name="P21">operating system<text:tab/>4</text:p>
          <text:p text:style-name="P21">PC<text:tab/>4</text:p>
          <text:p text:style-name="P21">process management<text:tab/>4</text:p>
          <text:p text:style-name="P21">processor<text:tab/>4</text:p>
          <text:p text:style-name="P21">program management<text:tab/>4</text:p>
          <text:p text:style-name="P21">quit <text:tab/>5</text:p>
          <text:p text:style-name="P21">Turbo C/C++<text:tab/>4</text:p>
          <text:p text:style-name="P21">UNIX<text:tab/>4</text:p>
          <text:p text:style-name="P21">USB<text:tab/>4</text:p>
          <text:p text:style-name="P21">user interface<text:tab/>4</text:p>
          <text:p text:style-name="P21">ver <text:tab/>5</text:p>
          <text:p text:style-name="P21">VGA<text:tab/>4</text:p>
          <text:p text:style-name="P21">Windows<text:tab/>4</text:p>
        </text:index-body>
      </text:alphabetical-index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FreeMono" svg:font-family="FreeMono" style:font-family-generic="modern" style:font-pitch="fixed"/>
    <style:font-face style:name="DejaVu Sans1" svg:font-family="'DejaVu Sans'" style:font-pitch="variable"/>
    <style:font-face style:name="Electron" svg:font-family="Electron" style:font-pitch="variable"/>
    <style:font-face style:name="Electron1" svg:font-family="Electron" style:font-adornments="Bold" style:font-pitch="variable"/>
    <style:font-face style:name="Electron2" svg:font-family="Electron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Electron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1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Electron2" fo:font-size="14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Electron2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0pt" fo:font-weight="norm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1"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  <style:text-properties fo:font-size="8pt" fo:font-weight="norma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21:21:09</meta:creation-date>
    <meta:editing-duration>PT576H20M01S</meta:editing-duration>
    <dc:date>2010-02-08T12:07:12.68</dc:date>
    <meta:generator>OpenOffice.org/3.1$Win32 OpenOffice.org_project/310m19$Build-9420</meta:generator>
    <meta:editing-cycles>21</meta:editing-cycles>
    <meta:print-date>2010-02-04T23:22:10</meta:print-date>
    <dc:creator>Jonroy Canady</dc:creator>
    <meta:document-statistic meta:table-count="5" meta:image-count="0" meta:object-count="0" meta:page-count="7" meta:paragraph-count="157" meta:word-count="623" meta:character-count="3587"/>
    <meta:user-defined meta:name="Info 1"/>
    <meta:user-defined meta:name="Info 2"/>
    <meta:user-defined meta:name="Info 3"/>
    <meta:user-defined meta:name="Info 4"/>
  </office:meta>
</office:document-meta>
</file>